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TablePreview2.svm" manifest:media-type=""/>
  <manifest:file-entry manifest:full-path="Pictures/100002010000011A000000541721D8C5.png" manifest:media-type="image/png"/>
  <manifest:file-entry manifest:full-path="Pictures/1000020100000307000000057D6624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2.699cm" fo:padding-top="0.254cm" fo:padding-bottom="0.254cm" fo:padding-left="0.254cm" fo:padding-right="0.254cm" fo:wrap-option="wrap"/>
    </style:style>
    <style:style style:name="pr2" style:family="presentation" style:parent-style-name="Standard-title">
      <style:graphic-properties draw:stroke="none" svg:stroke-width="0cm" draw:fill="none" draw:textarea-vertical-align="middle" draw:auto-grow-height="false" fo:min-height="3.534cm" fo:padding-top="0.106cm" fo:padding-bottom="0.106cm" fo:padding-left="0.106cm" fo:padding-right="0.106cm" fo:wrap-option="wrap"/>
    </style:style>
    <style:style style:name="pr3" style:family="presentation" style:parent-style-name="Standard-outline1">
      <style:graphic-properties draw:stroke="none" svg:stroke-width="0cm" draw:fill="none" draw:textarea-vertical-align="top" draw:auto-grow-height="false" fo:min-height="12.276cm" fo:padding-top="0.106cm" fo:padding-bottom="0.106cm" fo:padding-left="0.106cm" fo:padding-right="0.106cm" fo:wrap-option="wrap"/>
    </style:style>
    <style:style style:name="pr4" style:family="presentation" style:parent-style-name="Standard-subtitle">
      <style:graphic-properties draw:fill-color="#ffffff" fo:min-height="15.885cm"/>
    </style:style>
    <style:style style:name="pr5" style:family="presentation" style:parent-style-name="Standard-notes">
      <style:graphic-properties draw:fill-color="#ffffff" fo:min-height="12.699cm"/>
    </style:style>
    <style:style style:name="pr6" style:family="presentation" style:parent-style-name="Standard-title">
      <style:graphic-properties draw:auto-grow-height="true" fo:min-height="3.534cm"/>
    </style:style>
    <style:style style:name="co1" style:family="table-column">
      <style:table-column-properties style:column-width="6.679cm" style:use-optimal-column-width="false"/>
    </style:style>
    <style:style style:name="co2" style:family="table-column">
      <style:table-column-properties style:column-width="5.514cm" style:use-optimal-column-width="false"/>
    </style:style>
    <style:style style:name="co3" style:family="table-column">
      <style:table-column-properties style:column-width="1.111cm" style:use-optimal-column-width="false"/>
    </style:style>
    <style:style style:name="co4" style:family="table-column">
      <style:table-column-properties style:column-width="7.411cm" style:use-optimal-column-width="false"/>
    </style:style>
    <style:style style:name="co5" style:family="table-column">
      <style:table-column-properties style:column-width="4.874cm" style:use-optimal-column-width="false"/>
    </style:style>
    <style:style style:name="co6" style:family="table-column">
      <style:table-column-properties style:column-width="5.84cm" style:use-optimal-column-width="false"/>
    </style:style>
    <style:style style:name="co7" style:family="table-column">
      <style:table-column-properties style:column-width="4.966cm" style:use-optimal-column-width="false"/>
    </style:style>
    <style:style style:name="co8" style:family="table-column">
      <style:table-column-properties style:column-width="2.141cm" style:use-optimal-column-width="false"/>
    </style:style>
    <style:style style:name="co9" style:family="table-column">
      <style:table-column-properties style:column-width="7.791cm" style:use-optimal-column-width="false"/>
    </style:style>
    <style:style style:name="co10" style:family="table-column">
      <style:table-column-properties style:column-width="4.97cm" style:use-optimal-column-width="false"/>
    </style:style>
    <style:style style:name="ro1" style:family="table-row">
      <style:table-row-properties style:row-height="0.879cm"/>
    </style:style>
    <style:style style:name="ro2" style:family="table-row">
      <style:table-row-properties style:row-height="0.614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style:text-autospace="none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ce5" style:family="table-cell">
      <style:graphic-properties style:repeat="repeat"/>
      <style:paragraph-properties fo:text-align="center" style:text-autospace="none"/>
      <style:text-properties fo:font-family="Arial" style:font-family-generic="swiss" style:font-pitch="variable" fo:font-size="18pt" style:font-size-asian="18pt" style:font-size-complex="18pt"/>
    </style:style>
    <style:style style:name="ce6" style:family="table-cell">
      <style:graphic-properties style:repeat="repeat"/>
      <style:paragraph-properties fo:text-align="center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>
      <style:graphic-properties style:repeat="repeat"/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11%" fo:text-align="center" fo:text-indent="0cm"/>
    </style:style>
    <style:style style:name="P4" style:family="paragraph">
      <style:paragraph-properties fo:margin-left="0cm" fo:margin-right="0cm" fo:margin-top="0cm" fo:margin-bottom="0.38cm" fo:line-height="111%" fo:text-align="start" fo:text-indent="0cm"/>
    </style:style>
    <style:style style:name="P5" style:family="paragraph">
      <style:paragraph-properties fo:margin-left="0cm" fo:margin-right="0cm" fo:margin-top="0cm" fo:margin-bottom="0cm" fo:line-height="111%" fo:text-align="start" fo:text-indent="0cm"/>
    </style:style>
    <style:style style:name="P6" style:family="paragraph">
      <style:paragraph-properties fo:margin-top="0cm" fo:margin-bottom="0cm" fo:line-height="111%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line-height="111%" fo:text-align="start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303cm" fo:line-height="111%" fo:text-align="start" fo:text-indent="0cm"/>
    </style:style>
    <style:style style:name="T1" style:family="text">
      <style:text-properties fo:color="#000000" style:text-line-through-style="none" fo:font-family="Arial" fo:font-size="42.7000007629395pt" fo:letter-spacing="normal" fo:font-style="normal" style:text-underline-style="none" fo:font-weight="bold" style:font-family-asian="Arial" style:font-size-asian="42.7000007629395pt" style:font-style-asian="normal" style:font-weight-asian="bold" style:font-family-complex="Arial" style:font-size-complex="42.7000007629395pt" style:font-style-complex="normal" style:font-weight-complex="bold"/>
    </style:style>
    <style:style style:name="T2" style:family="text">
      <style:text-properties fo:color="#000000" style:text-line-through-style="none" fo:font-family="Arial" fo:font-size="44.4000015258789pt" fo:letter-spacing="normal" fo:font-style="normal" style:text-underline-style="none" fo:font-weight="normal" style:font-family-asian="Arial" style:font-size-asian="44.4000015258789pt" style:font-style-asian="normal" style:font-weight-asian="normal" style:font-family-complex="Arial" style:font-size-complex="44.4000015258789pt" style:font-style-complex="normal" style:font-weight-complex="normal"/>
    </style:style>
    <style:style style:name="T3" style:family="text">
      <style:text-properties fo:color="#000000" style:text-line-through-style="none" fo:font-family="Arial" fo:font-size="32.2999992370605pt" fo:letter-spacing="normal" fo:font-style="normal" style:text-underline-style="none" fo:font-weight="normal" style:font-family-asian="Arial" style:font-size-asian="32.2999992370605pt" style:font-style-asian="normal" style:font-weight-asian="normal" style:font-family-complex="Arial" style:font-size-complex="32.2999992370605pt" style:font-style-complex="normal" style:font-weight-complex="normal"/>
    </style:style>
    <style:style style:name="T4" style:family="text">
      <style:text-properties fo:color="#000000" style:text-line-through-style="none" fo:font-family="Arial" fo:font-size="44.4000015258789pt" fo:letter-spacing="normal" fo:font-style="normal" style:text-underline-style="none" fo:font-weight="bold" style:font-family-asian="Arial" style:font-size-asian="44.4000015258789pt" style:font-style-asian="normal" style:font-weight-asian="bold" style:font-family-complex="Arial" style:font-size-complex="44.4000015258789pt" style:font-style-complex="normal" style:font-weight-complex="bold"/>
    </style:style>
    <style:style style:name="T5" style:family="text">
      <style:text-properties fo:color="#000000" style:text-line-through-style="none" fo:font-family="Arial" fo:font-size="23.3999996185303pt" fo:letter-spacing="normal" fo:font-style="normal" style:text-underline-style="none" fo:font-weight="normal" style:font-family-asian="Arial" style:font-size-asian="23.3999996185303pt" style:font-style-asian="normal" style:font-weight-asian="normal" style:font-family-complex="Arial" style:font-size-complex="23.3999996185303pt" style:font-style-complex="normal" style:font-weight-complex="normal"/>
    </style:style>
    <style:style style:name="T6" style:family="text">
      <style:text-properties fo:color="#000000" style:text-line-through-style="none" fo:font-family="Arial" fo:font-size="22.8999996185303pt" fo:letter-spacing="normal" fo:font-style="normal" style:text-underline-style="none" fo:font-weight="normal" style:font-family-asian="Arial" style:font-size-asian="22.8999996185303pt" style:font-style-asian="normal" style:font-weight-asian="normal" style:font-family-complex="Arial" style:font-size-complex="22.8999996185303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Arial" style:font-family-generic="swiss" style:font-pitch="variable" fo:font-size="18pt" style:font-size-asian="18pt" style:font-size-complex="18pt"/>
    </style:style>
    <style:style style:name="T11" style:family="text">
      <style:text-properties style:text-outline="false" style:text-line-through-style="none" fo:font-family="Arial" style:font-family-generic="swiss" style:font-pitch="variable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line-through-style="none" fo:font-family="Arial" fo:font-size="28.2000007629395pt" fo:letter-spacing="normal" fo:font-style="normal" style:text-underline-style="none" fo:font-weight="normal" style:font-family-asian="Arial" style:font-size-asian="28.2000007629395pt" style:font-style-asian="normal" style:font-weight-asian="normal" style:font-family-complex="Arial" style:font-size-complex="28.2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49cm" text:min-label-width="0.709cm"/>
        <style:text-properties fo:font-family="Arial" style:font-family-generic="swiss" fo:color="#000000" fo:font-size="167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49cm" text:min-label-width="0.709cm"/>
        <style:text-properties fo:font-family="Arial" style:font-family-generic="swiss" fo:color="#000000" fo:font-size="167%"/>
      </text:list-level-style-bullet>
      <text:list-level-style-bullet text:level="2" text:bullet-char="o">
        <style:list-level-properties text:space-before="1.479cm" text:min-label-width="0.638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21" draw:style-name="gr1" draw:text-style-name="P2" draw:layer="layout" svg:width="21.2cm" svg:height="7.141cm" svg:x="3.6cm" svg:y="5.284cm">
          <text:p text:style-name="P1"><text:span text:style-name="T1">Assemblée Générale 2013 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" draw:style-name="gr2" draw:layer="layout" svg:width="14.966cm" svg:height="10.582cm" svg:x="3.099cm" svg:y="2.144cm" draw:page-number="1" presentation:class="page"/>
          <draw:frame draw:name="Shape 24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Déroulement" draw:style-name="dp1" draw:master-page-name="Standard">
        <draw:frame draw:name="Shape 26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Déroulement</text:span></text:p>
          </draw:text-box>
        </draw:frame>
        <draw:frame draw:name="Shape 27" presentation:style-name="pr3" draw:text-style-name="P2" draw:layer="layout" svg:width="25.606cm" svg:height="14.101cm" svg:x="1.409cm" svg:y="5.032cm" presentation:class="outline" presentation:user-transformed="true">
          <draw:text-box>
            <text:list text:style-name="L3">
              <text:list-item>
                <text:p text:style-name="P4"><text:span text:style-name="T3">Bilan annuel</text:span></text:p>
              </text:list-item>
              <text:list-item>
                <text:p text:style-name="P4"><text:span text:style-name="T3">Rapport prévisionnel</text:span></text:p>
              </text:list-item>
              <text:list-item>
                <text:p text:style-name="P4"><text:span text:style-name="T3">Bilan financier</text:span></text:p>
              </text:list-item>
              <text:list-item>
                <text:p text:style-name="P5"><text:span text:style-name="T3">Budget 2013-2014</text:span></text:p>
              </text:list-item>
            </text:list>
          </draw:text-box>
        </draw:frame>
        <presentation:notes draw:style-name="dp2">
          <draw:page-thumbnail draw:name="Shape 29" draw:style-name="gr2" draw:layer="layout" svg:width="14.966cm" svg:height="10.582cm" svg:x="3.099cm" svg:y="2.144cm" draw:page-number="2" presentation:class="page"/>
          <draw:frame draw:name="Shape 30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32">
        <draw:frame presentation:style-name="pr4" draw:text-style-name="P7" draw:layer="layout" svg:width="25.399cm" svg:height="15.885cm" svg:x="1.411cm" svg:y="1.343cm" presentation:class="subtitle">
          <draw:text-box>
            <text:p text:style-name="P6"><text:span text:style-name="T4">Bilan annuel</text:span></text:p>
          </draw:text-box>
        </draw:frame>
        <presentation:notes draw:style-name="dp2">
          <draw:page-thumbnail draw:name="Shape 35" draw:style-name="gr2" draw:layer="layout" svg:width="14.966cm" svg:height="10.582cm" svg:x="3.099cm" svg:y="2.144cm" draw:page-number="3" presentation:class="page"/>
          <draw:frame draw:name="Shape 36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Bilan annuel" draw:style-name="dp1" draw:master-page-name="Standard">
        <draw:frame draw:name="Shape 32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Administratif</text:span></text:p>
          </draw:text-box>
        </draw:frame>
        <draw:frame draw:name="Shape 33" presentation:style-name="Standard-outline1" draw:layer="layout" svg:width="25.606cm" svg:height="14.915cm" svg:x="1.311cm" svg:y="4.756cm" presentation:class="outline" presentation:user-transformed="true">
          <draw:text-box>
            <text:list text:style-name="L4">
              <text:list-item>
                <text:p>Finalisation de la MDA en 2011</text:p>
              </text:list-item>
              <text:list-item>
                <text:p>Mise à jour des documents administratif à la préfecture de Paris (déclaration du nouveau bureau)</text:p>
              </text:list-item>
              <text:list-item>
                <text:p>Nouveau SIRET suite au changement d'adresse du siège social</text:p>
              </text:list-item>
            </text:list>
          </draw:text-box>
        </draw:frame>
        <presentation:notes draw:style-name="dp2">
          <draw:page-thumbnail draw:name="Shape 35" draw:style-name="gr2" draw:layer="layout" svg:width="14.966cm" svg:height="10.582cm" svg:x="3.099cm" svg:y="2.144cm" draw:page-number="4" presentation:class="page"/>
          <draw:frame draw:name="Shape 36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tandard">
        <draw:frame draw:name="Shape 32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Projets (comité logiciels)</text:span></text:p>
          </draw:text-box>
        </draw:frame>
        <draw:frame draw:name="Shape 33" presentation:style-name="pr3" draw:text-style-name="P2" draw:layer="layout" svg:width="25.606cm" svg:height="14.915cm" svg:x="1.311cm" svg:y="4.756cm" presentation:class="outline" presentation:user-transformed="true">
          <draw:text-box>
            <text:list text:style-name="L3">
              <text:list-item>
                <text:p text:style-name="P4"><text:span text:style-name="T5">Traduction</text:span></text:p>
                <text:list>
                  <text:list-item>
                    <text:p text:style-name="P8"><text:span text:style-name="T5">MapServer (en cours) 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La documentation n'est pas à 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Migration vers la gestion de l'internationalisation via Sphinx + transifex (conf. QGIS)</text:span></text:p>
                      </text:list-item>
                    </text:list>
                  </text:list-item>
                  <text:list-item>
                    <text:p text:style-name="P8"><text:span text:style-name="T5">QGIS 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Nouveau site traduit ou bien avancé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Documentation en cours de traduction (~46%)</text:span></text:p>
                      </text:list-item>
                      <text:list-item>
                        <text:p text:style-name="P8"><text:span text:style-name="T5">Merci à Marie et à tout les traducteurs !</text:span></text:p>
                      </text:list-item>
                    </text:list>
                  </text:list-item>
                  <text:list-item>
                    <text:p text:style-name="P8"><text:span text:style-name="T5">GeoServer : en cours</text:span></text:p>
                  </text:list-item>
                  <text:list-item>
                    <text:p text:style-name="P8"><text:span text:style-name="T5">GDAL : 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5" draw:style-name="gr2" draw:layer="layout" svg:width="14.966cm" svg:height="10.582cm" svg:x="3.099cm" svg:y="2.144cm" draw:page-number="5" presentation:class="page"/>
          <draw:frame draw:name="Shape 36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Standard">
        <draw:frame draw:name="Shape 32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Projets (comité logiciels)</text:span></text:p>
          </draw:text-box>
        </draw:frame>
        <draw:frame draw:name="Shape 33" presentation:style-name="pr3" draw:text-style-name="P2" draw:layer="layout" svg:width="25.606cm" svg:height="14.915cm" svg:x="1.311cm" svg:y="4.756cm" presentation:class="outline" presentation:user-transformed="true">
          <draw:text-box>
            <text:list text:style-name="L3">
              <text:list-item>
                <text:p text:style-name="P4"><text:span text:style-name="T6">Organisation du hackfest de QGIS en avril 2012</text:span></text:p>
                <text:list>
                  <text:list-item>
                    <text:p text:style-name="P8"><text:span text:style-name="T6">31 développeurs</text:span></text:p>
                  </text:list-item>
                  <text:list-item>
                    <text:p text:style-name="P8"><text:span text:style-name="T6">5 jours</text:span></text:p>
                  </text:list-item>
                  <text:list-item>
                    <text:p text:style-name="P8"><text:span text:style-name="T6">4 sponsors :</text:span></text:p>
                    <text:list>
                      <text:list-item>
                        <text:p text:style-name="P8"><text:span text:style-name="T6">3Liz ( http://www.3liz.com 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Camptocamp ( http://www.camptocamp.com )</text:span></text:p>
                      </text:list-item>
                      <text:list-item>
                        <text:p text:style-name="P8"><text:span text:style-name="T6">Oslandia ( http://www.oslandia.com )</text:span></text:p>
                      </text:list-item>
                      <text:list-item>
                        <text:p text:style-name="P8"><text:span text:style-name="T6">Services geographiques ( http://servicesgeographiques.com )</text:span></text:p>
                      </text:list-item>
                      <text:list-item>
                        <text:p text:style-name="P8"><text:span text:style-name="T6">QGIS Swiss user group</text:span></text:p>
                      </text:list-item>
                    </text:list>
                  </text:list-item>
                  <text:list-item>
                    <text:p text:style-name="P8"><text:span text:style-name="T6">Recette : 2 000 €, dépense 1 717 €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5" draw:style-name="gr2" draw:layer="layout" svg:width="14.966cm" svg:height="10.582cm" svg:x="3.099cm" svg:y="2.144cm" draw:page-number="6" presentation:class="page"/>
          <draw:frame draw:name="Shape 36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Standard">
        <draw:frame draw:name="Shape 32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Projets (comité logiciels)</text:span></text:p>
          </draw:text-box>
        </draw:frame>
        <draw:frame draw:name="Shape 33" presentation:style-name="pr3" draw:text-style-name="P2" draw:layer="layout" svg:width="25.606cm" svg:height="14.915cm" svg:x="1.311cm" svg:y="4.756cm" presentation:class="outline" presentation:user-transformed="true">
          <draw:text-box>
            <text:list text:style-name="L3">
              <text:list-item>
                <text:p text:style-name="P4"><text:span text:style-name="T6">Organisation du FROG 2013 : un succès !</text:span></text:p>
                <text:list>
                  <text:list-item>
                    <text:p text:style-name="P8"><text:span text:style-name="T6">150 personnes (visiteurs + présentateurs)</text:span></text:p>
                  </text:list-item>
                  <text:list-item>
                    <text:p text:style-name="P8"><text:span text:style-name="T6">Une 30e de présentation, un code sprint</text:span></text:p>
                  </text:list-item>
                  <text:list-item>
                    <text:p text:style-name="P8"><text:span text:style-name="T6">8 sponsors, 3 niveaux 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Oslandia, Camptocamp, Thinking gis, Mappy, 3liz, Geomatys, Cartoexpert et Neogeo Technologies</text:span></text:p>
                      </text:list-item>
                    </text:list>
                  </text:list-item>
                  <text:list-item>
                    <text:p text:style-name="P8"><text:span text:style-name="T6">10 375 € de recette pour 5 682,92 € de dépens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Master class SIG La Lettre 2012 et 2013</text:span></text:p>
              </text:list-item>
            </text:list>
          </draw:text-box>
        </draw:frame>
        <presentation:notes draw:style-name="dp2">
          <draw:page-thumbnail draw:name="Shape 35" draw:style-name="gr2" draw:layer="layout" svg:width="14.966cm" svg:height="10.582cm" svg:x="3.099cm" svg:y="2.144cm" draw:page-number="7" presentation:class="page"/>
          <draw:frame draw:name="Shape 36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32">
        <draw:frame presentation:style-name="pr4" draw:layer="layout" svg:width="25.399cm" svg:height="15.885cm" svg:x="1.411cm" svg:y="1.343cm" presentation:class="subtitle">
          <draw:text-box>
            <text:p>Bilan comptable</text:p>
          </draw:text-box>
        </draw:frame>
        <presentation:notes draw:style-name="dp2">
          <draw:page-thumbnail draw:style-name="gr2" draw:layer="layout" svg:width="14.966cm" svg:height="10.582cm" svg:x="3.099cm" svg:y="2.144cm" draw:page-number="8" presentation:class="page"/>
          <draw:frame presentation:style-name="pr5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399cm" svg:height="3.534cm" svg:x="1.411cm" svg:y="1.343cm" presentation:class="title">
          <draw:text-box>
            <text:p>Bilan comptable</text:p>
          </draw:text-box>
        </draw:frame>
        <draw:frame draw:style-name="standard" draw:layer="layout" svg:width="25.588cm" svg:height="15.029cm" svg:x="1.411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9"><text:span text:style-name="T7">Dépenses</text:span></text:p>
              </table:table-cell>
              <table:covered-table-cell/>
              <table:table-cell>
                <text:p text:style-name="P9"/>
                <text:p text:style-name="P10"><text:span text:style-name="T7"/></text:p>
              </table:table-cell>
              <table:table-cell table:number-columns-spanned="2">
                <text:p text:style-name="P9"><text:span text:style-name="T7">Recettes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9">Libellé</text:p>
              </table:table-cell>
              <table:table-cell>
                <text:p text:style-name="P10"><text:span text:style-name="T7">Montant</text:span></text:p>
              </table:table-cell>
              <table:table-cell/>
              <table:table-cell>
                <text:p text:style-name="P10"><text:span text:style-name="T7">Libellé</text:span></text:p>
              </table:table-cell>
              <table:table-cell>
                <text:p text:style-name="P10"><text:span text:style-name="T7">Montant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8">FROG</text:span></text:p>
              </table:table-cell>
              <table:table-cell>
                <text:p text:style-name="P9">5 682,92 €</text:p>
              </table:table-cell>
              <table:table-cell/>
              <table:table-cell>
                <text:p text:style-name="P10"><text:span text:style-name="T8">Inscriptions FROG</text:span></text:p>
              </table:table-cell>
              <table:table-cell>
                <text:p text:style-name="P9">2 674,80 €</text:p>
              </table:table-cell>
            </table:table-row>
            <table:table-row table:style-name="ro3" table:default-cell-style-name="ce1">
              <table:table-cell>
                <text:p text:style-name="P10"><text:span text:style-name="T8">Frais Banque</text:span></text:p>
              </table:table-cell>
              <table:table-cell>
                <text:p text:style-name="P9">67,80 €</text:p>
              </table:table-cell>
              <table:table-cell/>
              <table:table-cell>
                <text:p text:style-name="P10"><text:span text:style-name="T8">Sponsorisation FROG</text:span></text:p>
              </table:table-cell>
              <table:table-cell>
                <text:p text:style-name="P9">7 700,00 €</text:p>
              </table:table-cell>
            </table:table-row>
            <table:table-row table:style-name="ro3" table:default-cell-style-name="ce1">
              <table:table-cell>
                <text:p text:style-name="P10"><text:span text:style-name="T8">Frais hébergement</text:span></text:p>
              </table:table-cell>
              <table:table-cell>
                <text:p text:style-name="P9">57,12 €</text:p>
              </table:table-cell>
              <table:table-cell/>
              <table:table-cell>
                <text:p text:style-name="P10"><text:span text:style-name="T8">Adhésion</text:span></text:p>
              </table:table-cell>
              <table:table-cell>
                <text:p text:style-name="P9">89,77 €</text:p>
              </table:table-cell>
            </table:table-row>
            <table:table-row table:style-name="ro3" table:default-cell-style-name="ce1">
              <table:table-cell>
                <text:p text:style-name="P10"><text:span text:style-name="T8">Assurance</text:span></text:p>
              </table:table-cell>
              <table:table-cell>
                <text:p text:style-name="P9">111,27 €</text:p>
              </table:table-cell>
              <table:table-cell/>
              <table:table-cell>
                <text:p text:style-name="P10"><text:span text:style-name="T8">Lulu Press</text:span></text:p>
              </table:table-cell>
              <table:table-cell>
                <text:p text:style-name="P9">40,79 €</text:p>
              </table:table-cell>
            </table:table-row>
            <table:table-row table:style-name="ro3" table:default-cell-style-name="ce1">
              <table:table-cell>
                <text:p text:style-name="P10"><text:span text:style-name="T8">Braderie de Lille</text:span></text:p>
              </table:table-cell>
              <table:table-cell>
                <text:p text:style-name="P9">37,29 €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7">Total</text:span></text:p>
              </table:table-cell>
              <table:table-cell>
                <text:p text:style-name="P9">5 956,40 €</text:p>
              </table:table-cell>
              <table:table-cell/>
              <table:table-cell>
                <text:p text:style-name="P10"><text:span text:style-name="T7">Total</text:span></text:p>
              </table:table-cell>
              <table:table-cell>
                <text:p text:style-name="P9">10 505,36 €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7">Bénéfice exercice 2012/2013</text:span></text:p>
              </table:table-cell>
              <table:table-cell>
                <text:p text:style-name="P9"><text:span text:style-name="T7">4 548,96 €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 text:style-name="P10"><text:span text:style-name="T9">État du compte au</text:span></text:p>
              </table:table-cell>
              <table:table-cell>
                <text:p text:style-name="P9"><text:span text:style-name="T9">01/09/2012</text:span></text:p>
              </table:table-cell>
              <table:table-cell/>
              <table:table-cell>
                <text:p text:style-name="P9"><text:span text:style-name="T9">01/09/2013</text:span></text:p>
              </table:table-cell>
              <table:table-cell table:style-name="ce1"/>
            </table:table-row>
            <table:table-row table:style-name="ro3" table:default-cell-style-name="ce5">
              <table:table-cell table:style-name="ce4">
                <text:p text:style-name="P10"><text:span text:style-name="T10">LBP</text:span></text:p>
              </table:table-cell>
              <table:table-cell>
                <text:p text:style-name="P9"><text:span text:style-name="T10">1 434,61 €</text:span></text:p>
              </table:table-cell>
              <table:table-cell/>
              <table:table-cell table:style-name="ce6">
                <text:p text:style-name="P11"><text:span text:style-name="T11">5 870,41 €</text:span></text:p>
              </table:table-cell>
              <table:table-cell table:style-name="ce1"/>
            </table:table-row>
            <table:table-row table:style-name="ro3" table:default-cell-style-name="ce5">
              <table:table-cell table:style-name="ce4">
                <text:p text:style-name="P10"><text:span text:style-name="T10">paypal</text:span></text:p>
              </table:table-cell>
              <table:table-cell table:style-name="ce7">
                <text:p text:style-name="P12"><text:span text:style-name="T10">482,31 €</text:span></text:p>
              </table:table-cell>
              <table:table-cell/>
              <table:table-cell>
                <text:p text:style-name="P9"><text:span text:style-name="T10">612,87 €</text:span></text:p>
              </table:table-cell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7.8cm" svg:height="0.725cm" svg:x="1.6cm" svg:y="20.2cm">
          <draw:text-box>
            <text:p><text:span text:style-name="T12">LBP : La banque Postale</text:span></text:p>
          </draw:text-box>
        </draw:frame>
        <presentation:notes draw:style-name="dp2">
          <draw:page-thumbnail draw:style-name="gr2" draw:layer="layout" svg:width="14.966cm" svg:height="10.582cm" svg:x="3.099cm" svg:y="2.144cm" draw:page-number="9" presentation:class="page"/>
          <draw:frame presentation:style-name="pr5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draw:frame presentation:style-name="pr4" draw:layer="layout" svg:width="25.399cm" svg:height="15.885cm" svg:x="1.411cm" svg:y="1.343cm" presentation:class="subtitle">
          <draw:text-box>
            <text:p>Rapport prévisionnel</text:p>
          </draw:text-box>
        </draw:frame>
        <presentation:notes draw:style-name="dp2">
          <draw:page-thumbnail draw:style-name="gr2" draw:layer="layout" svg:width="14.966cm" svg:height="10.582cm" svg:x="3.099cm" svg:y="2.144cm" draw:page-number="10" presentation:class="page"/>
          <draw:frame presentation:style-name="pr5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Rapport prévisionnel" draw:style-name="dp1" draw:master-page-name="Standard">
        <draw:frame draw:name="Shape 44" presentation:style-name="pr2" draw:text-style-name="P2" draw:layer="layout" svg:width="25.606cm" svg:height="3.384cm" svg:x="1.409cm" svg:y="1.076cm" presentation:class="title" presentation:user-transformed="true">
          <draw:text-box>
            <text:p text:style-name="P3"><text:span text:style-name="T2">Rapport prévisionnel</text:span></text:p>
          </draw:text-box>
        </draw:frame>
        <draw:frame draw:name="Shape 45" presentation:style-name="pr3" draw:text-style-name="P2" draw:layer="layout" svg:width="25.606cm" svg:height="14.101cm" svg:x="1.409cm" svg:y="5.032cm" presentation:class="outline" presentation:user-transformed="true">
          <draw:text-box>
            <text:list text:style-name="L3">
              <text:list-item>
                <text:p text:style-name="P4"><text:span text:style-name="T3">Administratif 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Transfert droit compte bancaire au nouveau trésorier</text:span></text:p>
                  </text:list-item>
                  <text:list-item>
                    <text:p text:style-name="P14"><text:span text:style-name="T13">Déclaration du nouveau bureau</text:span></text:p>
                  </text:list-item>
                  <text:list-item>
                    <text:p text:style-name="P14"><text:span text:style-name="T13">Réflexion : gestion hébergement, nom de domaine, liste interne, etc.) par Yves Jacolin pour le moment</text:span></text:p>
                  </text:list-item>
                </text:list>
              </text:list-item>
              <text:list-item>
                <text:p text:style-name="P8"><text:span text:style-name="T13">Trésorier :</text:span></text:p>
                <text:list>
                  <text:list-item>
                    <text:p text:style-name="P8"><text:span text:style-name="T13">Amélioration du processus d'adhésion ?</text:span></text:p>
                  </text:list-item>
                </text:list>
              </text:list-item>
              <text:list-item>
                <text:p text:style-name="P4"><text:span text:style-name="T3">Projets :</text:span></text:p>
                <text:list>
                  <text:list-item>
                    <text:p text:style-name="P14"><text:span text:style-name="T13">Poursuite de l'amélioration des processus de traductions :</text:span></text:p>
                    <text:list>
                      <text:list-item>
                        <text:p text:style-name="P8"><text:span text:style-name="T13">Simplification et utilisation du même système pour tout les projets (si possible)</text:span></text:p>
                      </text:list-item>
                    </text:list>
                  </text:list-item>
                  <text:list-item>
                    <text:p text:style-name="P8"><text:span text:style-name="T13">Amélioration de la communication :</text:span></text:p>
                    <text:list>
                      <text:list-item>
                        <text:p text:style-name="P8"><text:span text:style-name="T13">site web de l'association par exemple</text:span></text:p>
                      </text:list-item>
                      <text:list-item>
                        <text:p text:style-name="P8"><text:span text:style-name="T13">Compte twiter ?</text:span></text:p>
                      </text:list-item>
                      <text:list-item>
                        <text:p text:style-name="P8"><text:span text:style-name="T13">Page google+ ?</text:span></text:p>
                      </text:list-item>
                    </text:list>
                  </text:list-item>
                  <text:list-item>
                    <text:p text:style-name="P14"><text:span text:style-name="T13">Recherche de nouveaux contributeurs</text:span></text:p>
                  </text:list-item>
                  <text:list-item>
                    <text:p text:style-name="P5"><text:span text:style-name="T13">FROG 2014 =&gt; FOSS4G-f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7" draw:style-name="gr2" draw:layer="layout" svg:width="14.966cm" svg:height="10.582cm" svg:x="3.099cm" svg:y="2.144cm" draw:page-number="11" presentation:class="page"/>
          <draw:frame draw:name="Shape 48" presentation:style-name="pr1" draw:text-style-name="P2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Standard" presentation:presentation-page-layout-name="AL2T32">
        <draw:frame presentation:style-name="pr4" draw:layer="layout" svg:width="25.399cm" svg:height="15.885cm" svg:x="1.411cm" svg:y="1.343cm" presentation:class="subtitle">
          <draw:text-box>
            <text:p>Budget prévisionnel</text:p>
          </draw:text-box>
        </draw:frame>
        <presentation:notes draw:style-name="dp2">
          <draw:page-thumbnail draw:style-name="gr2" draw:layer="layout" svg:width="14.966cm" svg:height="10.582cm" svg:x="3.099cm" svg:y="2.144cm" draw:page-number="12" presentation:class="page"/>
          <draw:frame presentation:style-name="pr5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399cm" svg:height="3.534cm" svg:x="1.411cm" svg:y="1.343cm" presentation:class="title">
          <draw:text-box>
            <text:p>Budget prévisionnel</text:p>
          </draw:text-box>
        </draw:frame>
        <draw:frame draw:style-name="standard" draw:layer="layout" svg:width="25.707cm" svg:height="8.747cm" svg:x="1.411cm" svg:y="4.95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number-columns-spanned="2">
                <text:p text:style-name="P10"><text:span text:style-name="T7">Dépenses</text:span></text:p>
              </table:table-cell>
              <table:covered-table-cell/>
              <table:table-cell/>
              <table:table-cell table:number-columns-spanned="2">
                <text:p text:style-name="P10"><text:span text:style-name="T7">Recettes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0"><text:span text:style-name="T7">Libellé</text:span></text:p>
              </table:table-cell>
              <table:table-cell>
                <text:p text:style-name="P9"><text:span text:style-name="T7">Montant</text:span></text:p>
              </table:table-cell>
              <table:table-cell/>
              <table:table-cell>
                <text:p text:style-name="P10"><text:span text:style-name="T7">Libellé</text:span></text:p>
              </table:table-cell>
              <table:table-cell>
                <text:p text:style-name="P9"><text:span text:style-name="T7">Montant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8">Événement</text:span></text:p>
              </table:table-cell>
              <table:table-cell/>
              <table:table-cell/>
              <table:table-cell>
                <text:p text:style-name="P10"><text:span text:style-name="T8">Inscriptions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0"><text:span text:style-name="T8">Frais Banque</text:span></text:p>
              </table:table-cell>
              <table:table-cell>
                <text:p text:style-name="P9">67,80 €</text:p>
              </table:table-cell>
              <table:table-cell/>
              <table:table-cell>
                <text:p text:style-name="P10"><text:span text:style-name="T8">Sponsorisation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0"><text:span text:style-name="T8">Frais hébergement</text:span></text:p>
              </table:table-cell>
              <table:table-cell>
                <text:p text:style-name="P9">57,12 €</text:p>
              </table:table-cell>
              <table:table-cell/>
              <table:table-cell>
                <text:p text:style-name="P10"><text:span text:style-name="T8">Adhésion</text:span></text:p>
              </table:table-cell>
              <table:table-cell>
                <text:p text:style-name="P9">200,00 €</text:p>
              </table:table-cell>
            </table:table-row>
            <table:table-row table:style-name="ro3" table:default-cell-style-name="ce1">
              <table:table-cell>
                <text:p text:style-name="P10"><text:span text:style-name="T8">Assurance</text:span></text:p>
              </table:table-cell>
              <table:table-cell>
                <text:p text:style-name="P9">111,27 €</text:p>
              </table:table-cell>
              <table:table-cell/>
              <table:table-cell>
                <text:p text:style-name="P10"><text:span text:style-name="T8">Lulu Press</text:span></text:p>
              </table:table-cell>
              <table:table-cell>
                <text:p text:style-name="P9">36,19 €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7">Total</text:span></text:p>
              </table:table-cell>
              <table:table-cell>
                <text:p text:style-name="P9">236,19 €</text:p>
              </table:table-cell>
              <table:table-cell/>
              <table:table-cell>
                <text:p text:style-name="P10"><text:span text:style-name="T7">Total</text:span></text:p>
              </table:table-cell>
              <table:table-cell>
                <text:p text:style-name="P9">236,19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966cm" svg:height="10.582cm" svg:x="3.099cm" svg:y="2.144cm" draw:page-number="13" presentation:class="page"/>
          <draw:frame presentation:style-name="pr5" draw:layer="layout" svg:width="16.933cm" svg:height="12.699cm" svg:x="2.116cm" svg:y="13.4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307000000057D6624D1.png" xlink:type="simple" xlink:show="embed" xlink:actuate="onLoad"/>
    <draw:fill-image draw:name="Bitmape_20_2" draw:display-name="Bitmape 2" xlink:href="Pictures/100002010000011A000000541721D8C5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.7000007629395pt" style:font-style-asian="normal" style:font-weight-asian="normal" style:font-family-complex="'Lohit Hindi'" style:font-family-generic-complex="system" style:font-pitch-complex="variable" style:font-size-complex="26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fo:font-family="Arial" style:font-family-generic="roman" style:font-pitch="variable" fo:font-size="32.2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02cm" fo:text-indent="0cm"/>
      <style:text-properties fo:font-size="2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02cm" fo:text-indent="0cm"/>
      <style:text-properties fo:font-size="24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01cm" fo:text-indent="0cm"/>
      <style:text-properties fo:font-size="20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0999984741211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4.834cm" svg:height="12.276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399cm" svg:height="3.534cm" svg:x="1.411cm" svg:y="1.343cm" presentation:class="title" presentation:placeholder="true">
        <draw:text-box/>
      </draw:frame>
      <draw:frame presentation:style-name="Standard-outline1" draw:layer="backgroundobjects" svg:width="24.834cm" svg:height="12.276cm" svg:x="1.411cm" svg:y="4.953cm" presentation:class="outline" presentation:placeholder="true">
        <draw:text-box/>
      </draw:frame>
      <draw:frame presentation:style-name="Mpr3" draw:text-style-name="MP1" draw:layer="backgroundobjects" svg:width="6.575cm" svg:height="1.46cm" svg:x="1.411cm" svg:y="19.28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945cm" svg:height="1.46cm" svg:x="9.651cm" svg:y="19.28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75cm" svg:height="1.46cm" svg:x="20.235cm" svg:y="19.283cm" presentation:class="page-number">
        <draw:text-box>
          <text:p text:style-name="MP2"><text:span text:style-name="MT1"><text:page-number>&lt;numéro&gt;</text:page-number></text:span></text:p>
        </draw:text-box>
      </draw:frame>
      <draw:custom-shape draw:name="Shape 20" draw:style-name="Mgr3" draw:text-style-name="MP4" draw:layer="backgroundobjects" svg:width="4.4cm" svg:height="1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9" draw:style-name="Mgr4" draw:text-style-name="MP4" draw:layer="backgroundobjects" svg:width="28.221cm" svg:height="0.18cm" svg:x="0cm" svg:y="1.2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4.966cm" svg:height="10.582cm" svg:x="3.099cm" svg:y="2.144cm" presentation:class="page"/>
        <draw:frame presentation:style-name="Standard-notes" draw:layer="backgroundobjects" svg:width="16.933cm" svg:height="12.699cm" svg:x="2.116cm" svg:y="13.404cm" presentation:class="notes" presentation:placeholder="true">
          <draw:text-box/>
        </draw:frame>
        <draw:frame presentation:style-name="Mpr4" draw:text-style-name="MP1" draw:layer="backgroundobjects" svg:width="9.185cm" svg:height="1.4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85cm" svg:height="1.41cm" svg:x="11.9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85cm" svg:height="1.41cm" svg:x="0cm" svg:y="26.8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85cm" svg:height="1.41cm" svg:x="11.98cm" svg:y="26.81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20T16:54:10</dc:date>
    <meta:generator>LibreOffice/3.5$Linux_X86_64 LibreOffice_project/350m1$Build-2</meta:generator>
    <meta:editing-duration>PT2H18M23S</meta:editing-duration>
    <meta:editing-cycles>6</meta:editing-cycles>
    <meta:document-statistic meta:object-count="79"/>
  </office:meta>
</office:document-meta>
</file>